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5" table:number-columns-repeated="1023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rodot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prodotti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for data</text:p>
          </table:table-cell>
          <table:table-cell/>
          <table:table-cell office:value-type="string" calcext:value-type="string">
            <text:p>End for dat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d for prodotti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4:23:19.1516647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4:34:14.911462694</dc:date>
    <dc:creator>thebrush </dc:creator>
    <meta:editing-duration>PT10M55S</meta:editing-duration>
    <meta:editing-cycles>5</meta:editing-cycles>
    <meta:document-statistic meta:table-count="1" meta:cell-count="10" meta:object-count="0"/>
  </office:meta>
</office:document-meta>
</file>